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b61c3" officeooo:paragraph-rsid="000b61c3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0b61c3" officeooo:paragraph-rsid="000b61c3" style:font-weight-asian="normal" style:font-weight-complex="normal"/>
    </style:style>
    <style:style style:name="P3" style:family="paragraph" style:parent-style-name="Standard">
      <style:text-properties officeooo:paragraph-rsid="000b61c3"/>
    </style:style>
    <style:style style:name="T1" style:family="text">
      <style:text-properties style:text-underline-style="none" fo:font-weight="normal" officeooo:rsid="000b61c3" style:font-weight-asian="normal" style:font-weight-complex="normal"/>
    </style:style>
    <style:style style:name="T2" style:family="text">
      <style:text-properties style:text-underline-style="none" fo:font-weight="normal" officeooo:rsid="000cc118" style:font-weight-asian="normal" style:font-weight-complex="normal"/>
    </style:style>
    <style:style style:name="T3" style:family="text">
      <style:text-properties style:text-underline-style="none" fo:font-weight="normal" officeooo:rsid="000ceab7" style:font-weight-asian="normal" style:font-weight-complex="normal"/>
    </style:style>
    <style:style style:name="T4" style:family="text">
      <style:text-properties style:text-underline-style="none" fo:font-weight="normal" officeooo:rsid="000d29bd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icio del dia</text:p>
      <text:p text:style-name="P1"/>
      <text:p text:style-name="P3"><text:span text:style-name="T1">Al inicio del dia, n</text:span><text:span text:style-name="T2">os hemos reunido en equipo y hemos </text:span><text:span text:style-name="T3">seguido decidiendo pequeños matizes que nuestra pagina tendra respecto al estilo y tras eso hemos seguido desarrolando el script de ejecucion.</text:span></text:p>
      <text:p text:style-name="P2"/>
      <text:p text:style-name="P1">Final del dia</text:p>
      <text:p text:style-name="P1"/>
      <text:p text:style-name="P3"><text:span text:style-name="T1">Al final del dia hemos r</text:span><text:span text:style-name="T3">ealizado bocetos para cada una de las vistas de la pagina, como podrian ser las vistas de usuario y anuncio o los diferentes formularios.Aparte hemos subido al github el script, y hemos reordenado el proyecto en carpetas. </text:span><text:span text:style-name="T4">Tambien hemos desarrollado un .gitignore para evitar que mac a cada cambio crease archivos ocultos que luego darian conflictos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1-08T11:54:48.865778229</meta:creation-date>
    <dc:date>2019-11-22T10:05:04.130286613</dc:date>
    <meta:editing-duration>PT29M8S</meta:editing-duration>
    <meta:editing-cycles>5</meta:editing-cycles>
    <meta:generator>LibreOffice/6.3.1.2$MacOSX_X86_64 LibreOffice_project/b79626edf0065ac373bd1df5c28bd630b4424273</meta:generator>
    <meta:document-statistic meta:table-count="0" meta:image-count="0" meta:object-count="0" meta:page-count="1" meta:paragraph-count="4" meta:word-count="99" meta:character-count="597" meta:non-whitespace-character-count="502"/>
  </office:meta>
</office:document-meta>
</file>